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9906e" officeooo:paragraph-rsid="0009906e"/>
    </style:style>
    <style:style style:name="P2" style:family="paragraph" style:parent-style-name="Text_20_body">
      <style:text-properties officeooo:rsid="0006cc89" officeooo:paragraph-rsid="0006cc89"/>
    </style:style>
    <style:style style:name="P3" style:family="paragraph" style:parent-style-name="Title">
      <style:text-properties officeooo:rsid="0006cc89" officeooo:paragraph-rsid="0006cc89"/>
    </style:style>
    <style:style style:name="P4" style:family="paragraph" style:parent-style-name="Subtitle">
      <style:text-properties officeooo:rsid="0006cc89" officeooo:paragraph-rsid="0006cc89"/>
    </style:style>
    <style:style style:name="P5" style:family="paragraph" style:parent-style-name="Text_20_body" style:list-style-name="L1">
      <style:text-properties officeooo:rsid="0006cc89" officeooo:paragraph-rsid="0006cc89"/>
    </style:style>
    <style:style style:name="P6" style:family="paragraph" style:parent-style-name="Text_20_body" style:list-style-name="L1">
      <style:text-properties officeooo:rsid="000b5d43" officeooo:paragraph-rsid="000b5d43"/>
    </style:style>
    <style:style style:name="P7" style:family="paragraph" style:parent-style-name="Text_20_body" style:list-style-name="L1">
      <style:text-properties officeooo:rsid="000802e8" officeooo:paragraph-rsid="000802e8"/>
    </style:style>
    <style:style style:name="P8" style:family="paragraph" style:parent-style-name="Text_20_body" style:list-style-name="L1">
      <style:text-properties officeooo:rsid="0009906e" officeooo:paragraph-rsid="0009906e"/>
    </style:style>
    <style:style style:name="P9" style:family="paragraph" style:parent-style-name="Text_20_body" style:list-style-name="L1">
      <style:text-properties officeooo:rsid="000c5f23" officeooo:paragraph-rsid="000c5f23"/>
    </style:style>
    <style:style style:name="T1" style:family="text">
      <style:text-properties officeooo:rsid="000b5d43"/>
    </style:style>
    <style:style style:name="T2" style:family="text">
      <style:text-properties officeooo:rsid="000bf524"/>
    </style:style>
    <style:style style:name="T3" style:family="text">
      <style:text-properties officeooo:rsid="000d00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shTub.Pi</text:p>
      <text:p text:style-name="P4">Modifikation eines Weck WAT14A zu einem vollautomatisierten Maischebottich</text:p>
      <text:h text:style-name="Heading_20_1" text:outline-level="1">La<text:span text:style-name="T2">s</text:span>tenheft</text:h>
      <text:p text:style-name="P2">Gibt ’s nicht!</text:p>
      <text:h text:style-name="Heading_20_1" text:outline-level="1">Pflich<text:span text:style-name="T2">t</text:span>enheft</text:h>
      <text:list xml:id="list9016262078530997943" text:style-name="L1">
        <text:list-item>
          <text:p text:style-name="P5">Minimale Modifikation am WAT14A</text:p>
        </text:list-item>
        <text:list-item>
          <text:p text:style-name="P5">IP66</text:p>
        </text:list-item>
        <text:list-item>
          <text:p text:style-name="P5">Nur eine Energieversorgung (220V / 2A)</text:p>
        </text:list-item>
        <text:list-item>
          <text:p text:style-name="P5">Wireless control (WLAN)</text:p>
          <text:list>
            <text:list-item>
              <text:p text:style-name="P6">SSH und Terminal (mind.)</text:p>
            </text:list-item>
            <text:list-item>
              <text:p text:style-name="P6">GUI</text:p>
              <text:list>
                <text:list-item>
                  <text:p text:style-name="P6">Web Interface</text:p>
                </text:list-item>
                <text:list-item>
                  <text:p text:style-name="P6">Android App</text:p>
                </text:list-item>
                <text:list-item>
                  <text:p text:style-name="P6">Qt</text:p>
                </text:list-item>
              </text:list>
            </text:list-item>
          </text:list>
        </text:list-item>
        <text:list-item>
          <text:p text:style-name="P5">WAT14A muss mit und ohne R.Pi funktionieren</text:p>
        </text:list-item>
        <text:list-item>
          <text:p text:style-name="P5">Geregelt wird:</text:p>
          <text:list>
            <text:list-item>
              <text:p text:style-name="P5">Temperatur</text:p>
            </text:list-item>
            <text:list-item>
              <text:p text:style-name="P5">Temperatur-Halte-Zeit</text:p>
            </text:list-item>
          </text:list>
          <text:p text:style-name="P7">nach Nachrüsten eines Rührers zusätzlich:</text:p>
          <text:list text:continue-numbering="true">
            <text:list-item>
              <text:p text:style-name="P7">Rührgeschwindigkeit (mögl. Stufenlos)</text:p>
            </text:list-item>
            <text:list-item>
              <text:p text:style-name="P7">Einschaltdauer</text:p>
            </text:list-item>
          </text:list>
        </text:list-item>
        <text:list-item>
          <text:p text:style-name="P8">Temperatur-Zeit-Profile müssen <text:span text:style-name="T2">gespeichert</text:span> und abgefahren werden können</text:p>
        </text:list-item>
        <text:list-item>
          <text:p text:style-name="P8">In den Prozess muss eingegriffen werden können</text:p>
          <text:list>
            <text:list-item>
              <text:p text:style-name="P8">Parameter Abfrage</text:p>
            </text:list-item>
            <text:list-item>
              <text:p text:style-name="P8"><text:soft-page-break/>Zeit pausieren/verlängern</text:p>
            </text:list-item>
          </text:list>
        </text:list-item>
        <text:list-item>
          <text:p text:style-name="P8">Statistik erh<text:span text:style-name="T1">eben</text:span></text:p>
        </text:list-item>
        <text:list-item>
          <text:p text:style-name="P6">Sudprotokoll erstellen</text:p>
        </text:list-item>
        <text:list-item>
          <text:p text:style-name="P9">Nett wäre eine Abschätzun<text:span text:style-name="T3">g</text:span> der Energieaufnah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906e" officeooo:paragraph-rsid="0009906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tand: 10.01.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2:50:39.025333254</meta:creation-date>
    <dc:date>2016-03-19T12:06:35.007299451</dc:date>
    <meta:editing-duration>PT18M42S</meta:editing-duration>
    <meta:editing-cycles>7</meta:editing-cycles>
    <meta:generator>LibreOffice/5.1.1.3$Linux_X86_64 LibreOffice_project/10m0$Build-3</meta:generator>
    <meta:document-statistic meta:table-count="0" meta:image-count="0" meta:object-count="0" meta:page-count="2" meta:paragraph-count="29" meta:word-count="110" meta:character-count="760" meta:non-whitespace-character-count="701"/>
  </office:meta>
</office:document-meta>
</file>